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Nimbus Sans L1" svg:font-family="'Nimbus Sans L'"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fo:font-weight="bold" style:font-weight-asian="bold" style:font-weight-complex="bold"/>
    </style:style>
    <style:style style:name="T1" style:family="text">
      <style:text-properties fo:font-size="14pt"/>
    </style:style>
    <style:style style:name="T2" style:family="text">
      <style:text-properties fo:font-size="14pt" style:font-size-asian="14pt" style:font-size-complex="14pt"/>
    </style:style>
    <style:style style:name="T3" style:family="text">
      <style:text-properties style:font-size-asian="14pt"/>
    </style:style>
    <style:style style:name="T4" style:family="text">
      <style:text-properties style:font-size-complex="14pt"/>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CSLOM Design Checker</text:span></text:p>
      <text:p text:style-name="P1"><text:span text:style-name="T2"/></text:p>
      <text:p text:style-name="P2"><text:span text:style-name="T5">Introduction and flow positioning:</text:span></text:p>
      <text:p text:style-name="P2"><text:tab/>The CSLOM Design Checker component built in order to to do checks and throw warnings/errors by visiting the object model once it is completely built. In corelation with other checkers (CSLOM Connection Checker so far) it is supposed to provide every compoment after it a “pure” and correct CSLOM tree. In theory, neither this component nor the Connection Checker aren't supposed to modify the CSLOM in any way. </text:p>
      <text:p text:style-name="P2"/>
      <text:p text:style-name="P3">Checks by cathegory:</text:p>
      <text:p text:style-name="P3"><text:tab/>I – Mandatory commands checks: <text:span text:style-name="T5"><text:tab/></text:span><text:span text:style-name="T6">As we can see in the docs, special units have certain commands that need to be called in order for that unit to function properly (specify a width, a depth, a connection with a clock etc). In order to optimize this, a counter is implemented inside cslom base class called “m_mandatoryCounter” and every type of unit has it's own number of mandatory commands that need to be called. If theese two don't match, only then the checker “goes in” and tries to find where the actual problem is and throws the appropriate error. N.B.: There is no possibility for a command to be called twice if it isn't allowed and this is done in CSLOM_CMD. </text:span></text:p>
      <text:p text:style-name="P3"><text:tab/>II – Connection checks</text:p>
      <text:p text:style-name="P3"><text:tab/><text:tab/>II.I – Formal to Actual checks: <text:span text:style-name="T6">All the following include all the possible combinations of <text:s/>concatenation, replication, part select, parameters. </text:span></text:p>
      <text:p text:style-name="P3"><text:tab/><text:tab/><text:tab/>II.I.I – Scope checks: <text:span text:style-name="T6">Trying to find the objects and throwing errors if they can't be found in the correct scope or don't exist at all.</text:span></text:p>
      <text:p text:style-name="P3"><text:tab/><text:tab/><text:tab/>II.I.II – Width checks: <text:span text:style-name="T6">Also doing width checks so that the left hand side should have the same width as the right hand side. </text:span></text:p>
      <text:p text:style-name="P3"><text:tab/><text:tab/><text:tab/>II.I.III – Direction checks: <text:span text:style-name="T6">In case of port to port connection direction checks are performed also.</text:span></text:p>
      <text:p text:style-name="P3"><text:tab/><text:tab/>II.II – Statement Assign checks</text:p>
      <text:p text:style-name="P3"><text:tab/><text:tab/><text:tab/><text:span text:style-name="T5">II.II.I – Scope checks: </text:span><text:span text:style-name="T6">Trying to find the objects and throwing errors if they can't be found in the correct scope or don't exist at all.</text:span></text:p>
      <text:p text:style-name="P3"><text:tab/><text:tab/><text:tab/>II.II.I – Width checks: <text:span text:style-name="T6">Also doing width checks so that the left hand side should have the same width as the right hand side. </text:span></text:p>
      <text:p text:style-name="P3"><text:tab/><text:tab/><text:tab/>II.II.III – Direction checks: <text:span text:style-name="T6">In case of port to port connection direction checks are performed also.</text:span></text:p>
      <text:p text:style-name="P3"><text:tab/>III – ISA checks</text:p>
      <text:p text:style-name="P3"><text:tab/><text:tab/>III.I – Isa tree checks: <text:span text:style-name="T6">Tree correctness meaning there should be only one root element, all leaves must be instructions and so on. </text:span></text:p>
      <text:p text:style-name="P3"><text:tab/><text:tab/>III.II – Prefix tree check: <text:span text:style-name="T6">Instruction duplicates finding tool using a Trie tree. </text:span></text:p>
      <text:p text:style-name="P3"><text:tab/>IV – TestBench checks</text:p>
      <text:p text:style-name="P3"><text:tab/><text:tab/>IV.I – Testbench clock direction and naming checks: <text:span text:style-name="T6">Testbench must drive the DUT through a signal/port. </text:span></text:p>
      <text:p text:style-name="P3"><text:tab/><text:tab/>IV.II – TestBench vectors and DUT checks: <text:span text:style-name="T6">there must be only one dut and that one must have 2 vectors associated to it and there needs to be only one testbench... etc. </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Nimbus Sans L1" svg:font-family="'Nimbus Sans 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Nimbus Sans L1" style:font-size-asian="12pt" style:language-asian="zxx" style:country-asian="none" style:font-name-complex="Nimbus Sans 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Nimbus Sans L1" style:font-size-asian="14pt" style:font-name-complex="Nimbus Sans L1" style:font-size-complex="14pt"/>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umbering_20_Symbols" style:display-name="Numbering Symbols" style:family="text"/>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8$Build-9161</meta:generator>
    <meta:initial-creator>Andrei Susnea</meta:initial-creator>
    <meta:creation-date>2008-09-09T12:59:22</meta:creation-date>
    <dc:creator>Andrei Susnea</dc:creator>
    <dc:date>2008-09-09T17:39:05</dc:date>
    <dc:language>en-US</dc:language>
    <meta:editing-cycles>13</meta:editing-cycles>
    <meta:editing-duration>PT4H39M44S</meta:editing-duration>
    <meta:user-defined meta:name="Info 1"/>
    <meta:user-defined meta:name="Info 2"/>
    <meta:user-defined meta:name="Info 3"/>
    <meta:user-defined meta:name="Info 4"/>
    <meta:document-statistic meta:table-count="0" meta:image-count="0" meta:object-count="0" meta:page-count="2" meta:paragraph-count="20" meta:word-count="439" meta:character-count="2635"/>
  </office:meta>
</office:document-meta>
</file>